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C6E0B4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C6E0B4" style:repeat-content="false"/>
      <style:paragraph-properties fo:text-align="center"/>
    </style:style>
    <style:style style:name="ce10" style:family="table-cell" style:parent-style-name="Lien_32_hypertexte" style:data-style-name="N0">
      <style:table-cell-properties fo:background-color="#C6E0B4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ackground-color="#C6E0B4"/>
    </style:style>
    <style:style style:name="ce12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D966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38"/>
    <style:style style:name="ce18" style:family="table-cell" style:parent-style-name="Default" style:data-style-name="N36"/>
    <style:style style:name="ce19" style:family="table-cell" style:parent-style-name="Default" style:data-style-name="N37"/>
    <style:style style:name="ce20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5.18583333333333cm" style:use-optimal-column-width="true"/>
    </style:style>
    <style:style style:name="co5" style:family="table-column">
      <style:table-column-properties fo:break-before="auto" style:column-width="4.21216666666667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4.72016666666667cm" style:use-optimal-column-width="true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02683333333333cm" style:use-optimal-column-width="true"/>
    </style:style>
    <style:style style:name="co10" style:family="table-column">
      <style:table-column-properties fo:break-before="auto" style:column-width="3.556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 12V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8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4" table:default-cell-style-name="ce3"/>
        <table:table-column table:style-name="co2" table:number-columns-repeated="5" table:default-cell-style-name="ce3"/>
        <table:table-column table:style-name="co2" table:number-columns-repeated="16377" table:default-cell-style-name="ce1"/>
        <table:table-row table:style-name="ro1">
          <table:table-cell office:value-type="string" table:number-columns-spanned="16" table:number-rows-spanned="1" table:style-name="ce16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7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101 x 251</text:p>
          </table:table-cell>
          <table:table-cell office:value-type="currency" office:value="24.75" table:style-name="ce9">
            <text:p>24,75 €</text:p>
          </table:table-cell>
          <table:table-cell office:value-type="currency" office:value="173.25" table:style-name="ce9">
            <text:p>173,25 €</text:p>
          </table:table-cell>
          <table:table-cell table:style-name="ce8"/>
          <table:table-cell office:value-type="string" table:style-name="ce10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2">
            <text:p>DWD Agepan</text:p>
          </table:table-cell>
          <table:table-cell office:value-type="string" table:style-name="ce13">
            <text:p>12 plaques</text:p>
          </table:table-cell>
          <table:table-cell office:value-type="string" table:style-name="ce13">
            <text:p>17,6175 m²</text:p>
          </table:table-cell>
          <table:table-cell office:value-type="string" table:style-name="ce13">
            <text:p>635 x 251</text:p>
          </table:table-cell>
          <table:table-cell office:value-type="currency" office:value="9.76" table:style-name="ce14">
            <text:p>9,76 €</text:p>
          </table:table-cell>
          <table:table-cell office:value-type="currency" office:value="186.77" table:style-name="ce14">
            <text:p>186,77 €</text:p>
          </table:table-cell>
          <table:table-cell table:style-name="ce13"/>
          <table:table-cell office:value-type="string" table:style-name="ce15">
            <text:p>https://www.shop-ecobati.com/fr/catalog/isolation/Sous-toiture/Sous-toiture%20ext%C3%A9rieur/DWD_16MM____635X2510_RL4</text:p>
          </table:table-cell>
          <table:table-cell table:number-columns-repeated="16376" table:style-name="ce15"/>
        </table:table-row>
        <table:table-row table:style-name="ro1">
          <table:table-cell office:value-type="string" table:number-columns-spanned="16" table:number-rows-spanned="1" table:style-name="ce16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12.5" table:style-name="ce4">
            <text:p>12,5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2 plaques</text:p>
          </table:table-cell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string" table:style-name="ce3">
            <text:p>227,48 € 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4">
            <text:p>36,53 €</text:p>
          </table:table-cell>
          <table:table-cell office:value-type="currency" office:value="182.65" table:style-name="ce4">
            <text:p>182,65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Avan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3.75" table:style-name="ce4">
            <text:p>3,75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currency" office:value="72.38" table:style-name="ce4">
            <text:p>72,38 €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Chute plafond + coté</text:p>
          </table:table-cell>
          <table:table-cell table:number-columns-repeated="2" table:style-name="ce3"/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2 panneaux + chutes plafond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49.5" table:style-name="ce4">
            <text:p>49,50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Coté gauche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25" table:style-name="ce4">
            <text:p>25,0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0 plaques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float" office:value="413.6" table:style-name="ce3">
            <text:p>413,6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table:style-name="ce3"/>
          <table:table-cell office:value-type="string" table:style-name="ce3">
            <text:p>20 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text:s/>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124,7 x 300</text:p>
          </table:table-cell>
          <table:table-cell table:number-columns-repeated="2"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6" table:number-rows-spanned="1" table:style-name="ce16">
            <text:p>Coté dro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table:style-name="ce4"/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0 plaques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table:number-columns-repeated="2"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table:style-name="ce3"/>
          <table:table-cell office:value-type="string" table:style-name="ce3">
            <text:p>20 m²</text:p>
          </table:table-cell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4 panneaux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124,7 x 300</text:p>
          </table:table-cell>
          <table:table-cell office:value-type="currency" office:value="24.75" table:style-name="ce4">
            <text:p>24,75 €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4" table:style-name="ce3"/>
          <table:table-cell office:value-type="currency" office:value="2213.86" table:style-name="ce4">
            <text:p>2 213,86 €</text:p>
          </table:table-cell>
          <table:table-cell table:style-name="ce3"/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Chassie" table:style-name="ta2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nvertisseur de rouille</text:p>
          </table:table-cell>
          <table:table-cell office:value-type="string" table:style-name="ce1">
            <text:p>FEROSE</text:p>
          </table:table-cell>
          <table:table-cell office:value-type="currency" office:value="80" table:style-name="ce17">
            <text:p>80,00 €</text:p>
          </table:table-cell>
          <table:table-cell office:value-type="string" table:style-name="ce5">
            <text:p><text:a xlink:href="http://www.belles-anciennes.fr/convertisseur-rouille-ferose-ne-grattez-plus-rouille-ferosez-904572.htm">http://www.belles-anciennes.fr/convertisseur-rouille-ferose-ne-grattez-plus-rouille-ferosez-904572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inture anti rouille<text:s/></text:p>
          </table:table-cell>
          <table:table-cell office:value-type="string" table:style-name="ce1">
            <text:p>MOSAIK</text:p>
          </table:table-cell>
          <table:table-cell office:value-type="currency" office:value="47.05" table:style-name="ce17">
            <text:p>47,05 €</text:p>
          </table:table-cell>
          <table:table-cell office:value-type="string" table:style-name="ce5">
            <text:p><text:a xlink:href="https://www.bricoman.fr/peinture-fer-rouge-basque-mosaik-65399.html">https://www.bricoman.fr/peinture-fer-rouge-basque-mosaik-65399.html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i gravillion</text:p>
          </table:table-cell>
          <table:table-cell office:value-type="string" table:style-name="ce1">
            <text:p>DINITROL</text:p>
          </table:table-cell>
          <table:table-cell office:value-type="currency" office:value="18" table:style-name="ce17">
            <text:p>18,00 €</text:p>
          </table:table-cell>
          <table:table-cell office:value-type="string" table:style-name="ce5">
            <text:p><text:a xlink:href="http://www.belles-anciennes.fr/anti-gravillon-noir-9308110.htm">http://www.belles-anciennes.fr/anti-gravillon-noir-9308110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e insonnorisante</text:p>
          </table:table-cell>
          <table:table-cell office:value-type="string" table:style-name="ce1">
            <text:p>DINITROL</text:p>
          </table:table-cell>
          <table:table-cell office:value-type="currency" office:value="19" table:style-name="ce17">
            <text:p>19,00 €</text:p>
          </table:table-cell>
          <table:table-cell office:value-type="string" table:style-name="ce5">
            <text:p><text:a xlink:href="http://www.belles-anciennes.fr/pate-insonorisante-epaisse.htm">http://www.belles-anciennes.fr/pate-insonorisante-epaisse.htm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vraison</text:p>
          </table:table-cell>
          <table:table-cell table:style-name="ce1"/>
          <table:table-cell office:value-type="currency" office:value="8" table:style-name="ce17">
            <text:p>8,00 €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currency" office:value="172.05" table:formula="of:=SUM([.C1:.C5])" table:style-name="ce17">
            <text:p>172,05 €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solation__Plaquage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7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8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8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8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9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8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9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8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20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8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1000L</text:p>
          </table:table-cell>
          <table:table-cell office:value-type="currency" office:value="119" table:style-name="ce17">
            <text:p>119,00 €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3">
        <table:table-column table:style-name="co2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Objet</text:p>
          </table:table-cell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 en cm<text:s/>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neaux<text:s/></text:p>
          </table:table-cell>
          <table:table-cell table:number-columns-repeated="2" table:style-name="ce1"/>
          <table:table-cell office:value-type="float" office:value="300" table:style-name="ce1">
            <text:p>300</text:p>
          </table:table-cell>
          <table:table-cell office:value-type="string" table:style-name="ce1">
            <text:p>Panneaux</text:p>
          </table:table-cell>
          <table:table-cell office:value-type="string" table:style-name="ce1">
            <text:p>Régulateu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Régulateur</text:p>
          </table:table-cell>
          <table:table-cell office:value-type="string" table:style-name="ce1">
            <text:p>Batteries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Batteries</text:p>
          </table:table-cell>
          <table:table-cell office:value-type="string" table:style-name="ce1">
            <text:p>Tableaux Principale</text:p>
          </table:table-cell>
          <table:table-cell table:number-columns-repeated="16378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">
      <number:number number:decimal-places="2" number:min-integer-digits="1" number:grouping="true"/>
      <number:text> </number:text>
      <number:currency-symbol>€</number:currency-symbol>
    </number:currency-style>
    <number:currency-style style:name="N39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31T17:09:03Z</dc:date>
    <meta:editing-cycles>2</meta:editing-cycles>
    <meta:editing-duration>PT5619S</meta:editing-duration>
  </office:meta>
</office:document-meta>
</file>